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CodeAndEqualsMockWrapper.HashCodeAndEqualsMockWrapper( Object mock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MockWrapp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MockWrapper.of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MockWrapp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shCodeAndEqualsMockWrapper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shCodeAndEqualsMockWrapper.typeInstanc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CodeAndEqualsMockWrapp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